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000000114A2F0AE1FEE38E505.png" manifest:media-type="image/png"/>
  <manifest:file-entry manifest:full-path="Pictures/10006736000039E100001C874C98F3520277A45F.svg" manifest:media-type="image/svg+xml"/>
  <manifest:file-entry manifest:full-path="Pictures/1000020100000227000001ACF0B8F0C80B976C32.png" manifest:media-type="image/png"/>
  <manifest:file-entry manifest:full-path="Pictures/100086F6000038F300002C3C38D5D786AC8DE22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akar2" svg:font-family="aakar" style:font-family-generic="roman" style:font-pitch="variable"/>
    <style:font-face style:name="aakar" svg:font-family="aakar" style:font-adornments="Regular" style:font-family-generic="roman" style:font-pitch="variable"/>
    <style:font-face style:name="DejaVu Sans4" svg:font-family="'DejaVu Sans'" style:font-adornments="Book" style:font-family-generic="swiss" style:font-pitch="variable"/>
    <style:font-face style:name="DejaVu Sans" svg:font-family="'DejaVu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DejaVu Sans3" svg:font-family="'DejaVu Sans'" style:font-adornments="Book" style:font-family-generic="system" style:font-pitch="variable"/>
    <style:font-face style:name="DejaVu Sans2" svg:font-family="'DejaVu Sans'" style:font-adornments="Regula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2cm"/>
      <style:paragraph-properties style:writing-mode="lr-tb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="solid" draw:fill-color="#fff59d" draw:textarea-horizontal-align="left" draw:auto-grow-height="true" draw:auto-grow-width="false" fo:min-height="2.362cm" fo:min-width="0cm" fo:padding-top="0.175cm" fo:padding-bottom="0.175cm" fo:padding-left="0.3cm" fo:padding-right="0.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85cm" fo:min-width="0cm"/>
      <style:paragraph-properties style:writing-mode="lr-tb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35cm" fo:min-width="0.1cm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15cm" fo:min-width="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51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679cm"/>
      <style:paragraph-properties style:writing-mode="lr-tb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35cm" fo:min-width="0.2cm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3.4cm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05cm" fo:min-width="0.298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5cm" fo:min-width="4.8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2cm, 3.621cm, 4.611cm, 4.351cm)" draw:image-opacity="100%" style:mirror="none"/>
    </style:style>
    <style:style style:name="gr1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2.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0pt" fo:font-weight="normal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59d"/>
      <style:paragraph-properties fo:text-align="center" style:writing-mode="lr-tb"/>
      <style:text-properties fo:font-size="20pt" fo:font-weight="normal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 style:writing-mode="lr-tb"/>
      <style:text-properties style:font-name="aakar1" fo:font-size="1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aakar1" fo:font-size="12pt" fo:font-weight="bold" style:font-size-asian="18pt" style:font-weight-asian="bold" style:font-size-complex="18pt" style:font-weight-complex="bold"/>
    </style:style>
    <style:style style:name="P7" style:family="paragraph">
      <loext:graphic-properties draw:fill="solid" draw:fill-color="#ffffff"/>
      <style:paragraph-properties fo:text-align="center" style:writing-mode="lr-tb"/>
      <style:text-properties style:font-name="aakar1" fo:font-size="16pt" fo:font-weight="bold" style:font-size-asian="18pt" style:font-weight-asian="bold" style:font-size-complex="18pt" style:font-weight-complex="bold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aakar1" fo:font-size="15pt" fo:font-weight="bold" style:font-size-asian="18pt" style:font-weight-asian="bold" style:font-size-complex="18pt" style:font-weight-complex="bold"/>
    </style:style>
    <style:style style:name="P10" style:family="paragraph">
      <loext:graphic-properties draw:fill="solid" draw:fill-color="#ffffff"/>
      <style:paragraph-properties style:writing-mode="lr-tb"/>
      <style:text-properties style:font-name="aakar1" fo:font-size="16pt" fo:font-weight="bold" style:font-size-asian="18pt" style:font-weight-asian="bold" style:font-size-complex="18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15pt" fo:font-weight="normal" style:font-size-asian="24pt" style:font-size-complex="24pt"/>
    </style:style>
    <style:style style:name="T1" style:family="text">
      <style:text-properties fo:font-size="10pt" fo:font-weight="normal" style:font-size-asian="24pt" style:font-size-complex="24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normal" style:font-size-asian="20pt" style:font-size-complex="20pt"/>
    </style:style>
    <style:style style:name="T4" style:family="text">
      <style:text-properties style:font-name="aakar1" fo:font-size="1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style:font-name="aakar1" fo:font-size="12pt" fo:font-weight="bold" style:font-size-asian="18pt" style:font-weight-asian="bold" style:font-size-complex="18pt" style:font-weight-complex="bold"/>
    </style:style>
    <style:style style:name="T6" style:family="text">
      <style:text-properties style:font-name="aakar1" fo:font-size="16pt" fo:font-weight="bold" style:font-size-asian="18pt" style:font-weight-asian="bold" style:font-size-complex="18pt" style:font-weight-complex="bold"/>
    </style:style>
    <style:style style:name="T7" style:family="text">
      <style:text-properties style:font-name="aakar1" fo:font-size="15pt" fo:font-weight="bold" style:font-size-asian="18pt" style:font-weight-asian="bold" style:font-size-complex="18pt" style:font-weight-complex="bold"/>
    </style:style>
    <style:style style:name="T8" style:family="text">
      <style:text-properties fo:font-size="15pt" fo:font-weight="normal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2cm" svg:height="0.645cm" svg:x="22.68cm" svg:y="30.955cm">
          <draw:text-box>
            <text:p><text:span text:style-name="T1">.</text:span><text:span text:style-name="T1">.</text:span><text:span text:style-name="T1">.</text:span></text:p>
          </draw:text-box>
        </draw:frame>
        <draw:frame draw:style-name="gr2" draw:text-style-name="P3" draw:layer="layout" svg:width="4.2cm" svg:height="2.712cm" svg:x="2.9cm" svg:y="0.288cm">
          <draw:text-box>
            <text:p text:style-name="P2"><text:span text:style-name="T2">(</text:span><text:span text:style-name="T2">1</text:span><text:span text:style-name="T2">) </text:span><text:span text:style-name="T3">I</text:span><text:span text:style-name="T3">n</text:span><text:span text:style-name="T3">it</text:span><text:span text:style-name="T3">i</text:span><text:span text:style-name="T3">a</text:span><text:span text:style-name="T3">li</text:span><text:span text:style-name="T3">s</text:span><text:span text:style-name="T3">e </text:span><text:span text:style-name="T3">i</text:span><text:span text:style-name="T3">n</text:span><text:span text:style-name="T3">c</text:span><text:span text:style-name="T3">i</text:span><text:span text:style-name="T3">d</text:span><text:span text:style-name="T3">e</text:span><text:span text:style-name="T3">n</text:span><text:span text:style-name="T3">c</text:span><text:span text:style-name="T3">e</text:span><text:span text:style-name="T3"><text:line-break/></text:span><text:span text:style-name="T3">p</text:span><text:span text:style-name="T3">a</text:span><text:span text:style-name="T3">rt</text:span><text:span text:style-name="T3">it</text:span><text:span text:style-name="T3">i</text:span><text:span text:style-name="T3">o</text:span><text:span text:style-name="T3">n</text:span><text:span text:style-name="T3">i</text:span><text:span text:style-name="T3">n</text:span><text:span text:style-name="T3">g</text:span></text:p>
          </draw:text-box>
        </draw:frame>
        <draw:frame draw:style-name="gr3" draw:text-style-name="P4" draw:layer="layout" svg:width="5.824cm" svg:height="4.523cm" svg:x="1.3cm" svg:y="8.8cm">
          <draw:image xlink:href="Pictures/100086F6000038F300002C3C38D5D786AC8DE228.svg" xlink:type="simple" xlink:show="embed" xlink:actuate="onLoad" loext:mime-type="image/svg+xml">
            <text:p/>
          </draw:image>
          <draw:image xlink:href="Pictures/1000020100000227000001ACF0B8F0C80B976C32.png" xlink:type="simple" xlink:show="embed" xlink:actuate="onLoad" loext:mime-type="image/png"/>
        </draw:frame>
        <draw:g>
          <draw:frame draw:style-name="gr4" draw:text-style-name="P5" draw:layer="layout" svg:width="0.9cm" svg:height="0.878cm" svg:x="4.399cm" svg:y="12.9cm">
            <draw:text-box>
              <text:p text:style-name="P2"><text:span text:style-name="T4">R</text:span></text:p>
            </draw:text-box>
          </draw:frame>
          <draw:frame draw:style-name="gr5" draw:text-style-name="P6" draw:layer="layout" svg:width="0.9cm" svg:height="0.721cm" svg:x="4.799cm" svg:y="13.179cm">
            <draw:text-box>
              <text:p text:style-name="P2"><text:span text:style-name="T5">2</text:span></text:p>
            </draw:text-box>
          </draw:frame>
        </draw:g>
        <draw:frame draw:style-name="gr6" draw:text-style-name="P7" draw:layer="layout" svg:width="3cm" svg:height="2.1cm" draw:transform="rotate (1.5707963267949) translate (0.5cm 12.3cm)">
          <draw:text-box>
            <text:p text:style-name="P2"><text:span text:style-name="T6">Probability density</text:span></text:p>
          </draw:text-box>
        </draw:frame>
        <draw:custom-shape draw:style-name="gr7" draw:text-style-name="P8" draw:layer="layout" svg:width="0.6cm" svg:height="3.6cm" svg:x="2.2cm" svg:y="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5cm" svg:height="0.4cm" svg:x="2.5cm" svg:y="12.4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.018cm" svg:height="0.839cm" svg:x="2.176cm" svg:y="11.967cm">
          <draw:text-box>
            <text:p><text:span text:style-name="T7">0</text:span></text:p>
          </draw:text-box>
        </draw:frame>
        <draw:frame draw:style-name="gr10" draw:text-style-name="P9" draw:layer="layout" svg:width="1.179cm" svg:height="0.839cm" svg:x="1.777cm" svg:y="11.368cm">
          <draw:text-box>
            <text:p><text:span text:style-name="T7">0</text:span><text:span text:style-name="T7">.</text:span><text:span text:style-name="T7">1</text:span></text:p>
          </draw:text-box>
        </draw:frame>
        <draw:frame draw:style-name="gr10" draw:text-style-name="P9" draw:layer="layout" svg:width="1.179cm" svg:height="0.839cm" svg:x="1.78cm" svg:y="10.72cm">
          <draw:text-box>
            <text:p><text:span text:style-name="T7">0</text:span><text:span text:style-name="T7">.</text:span><text:span text:style-name="T7">2</text:span></text:p>
          </draw:text-box>
        </draw:frame>
        <draw:frame draw:style-name="gr10" draw:text-style-name="P9" draw:layer="layout" svg:width="1.179cm" svg:height="0.839cm" svg:x="1.779cm" svg:y="10.07cm">
          <draw:text-box>
            <text:p><text:span text:style-name="T7">0</text:span><text:span text:style-name="T7">.</text:span><text:span text:style-name="T7">3</text:span></text:p>
          </draw:text-box>
        </draw:frame>
        <draw:frame draw:style-name="gr10" draw:text-style-name="P9" draw:layer="layout" svg:width="1.179cm" svg:height="0.839cm" svg:x="1.78cm" svg:y="9.471cm">
          <draw:text-box>
            <text:p><text:span text:style-name="T7">0.</text:span><text:span text:style-name="T7">4</text:span></text:p>
          </draw:text-box>
        </draw:frame>
        <draw:frame draw:style-name="gr9" draw:text-style-name="P9" draw:layer="layout" svg:width="1.018cm" svg:height="0.839cm" svg:x="2.475cm" svg:y="12.367cm">
          <draw:text-box>
            <text:p><text:span text:style-name="T7">0</text:span></text:p>
          </draw:text-box>
        </draw:frame>
        <draw:frame draw:style-name="gr9" draw:text-style-name="P9" draw:layer="layout" svg:width="1.018cm" svg:height="0.839cm" svg:x="4.33cm" svg:y="12.37cm">
          <draw:text-box>
            <text:p><text:span text:style-name="T7">5</text:span></text:p>
          </draw:text-box>
        </draw:frame>
        <draw:frame draw:style-name="gr9" draw:text-style-name="P9" draw:layer="layout" svg:width="1.018cm" svg:height="0.839cm" svg:x="6.075cm" svg:y="12.369cm">
          <draw:text-box>
            <text:p><text:span text:style-name="T7">1</text:span><text:span text:style-name="T7">0</text:span></text:p>
          </draw:text-box>
        </draw:frame>
        <draw:custom-shape draw:style-name="gr11" draw:text-style-name="P8" draw:layer="layout" svg:width="0.7cm" svg:height="3.6cm" svg:x="5cm" svg:y="4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9cm" svg:height="0.8cm" svg:x="5.9cm" svg:y="7.6cm">
          <text:p/>
          <draw:enhanced-geometry svg:viewBox="0 0 21600 21600" draw:type="rectangle" draw:enhanced-path="M 0 0 L 21600 0 21600 21600 0 21600 0 0 Z N"/>
        </draw:custom-shape>
        <draw:g>
          <draw:frame draw:style-name="gr3" draw:text-style-name="P4" draw:layer="layout" svg:width="7.145cm" svg:height="3.8cm" svg:x="2cm" svg:y="3.7cm">
            <draw:image xlink:href="Pictures/10006736000039E100001C874C98F3520277A45F.svg" xlink:type="simple" xlink:show="embed" xlink:actuate="onLoad" loext:mime-type="image/svg+xml">
              <text:p/>
            </draw:image>
            <draw:image xlink:href="Pictures/100002010000023000000114A2F0AE1FEE38E505.png" xlink:type="simple" xlink:show="embed" xlink:actuate="onLoad" loext:mime-type="image/png"/>
          </draw:frame>
          <draw:frame draw:style-name="gr4" draw:text-style-name="P10" draw:layer="layout" svg:width="2.656cm" svg:height="0.878cm" draw:transform="rotate (1.5707963267949) translate (1.422cm 7.156cm)">
            <draw:text-box>
              <text:p><text:span text:style-name="T6">I</text:span><text:span text:style-name="T6">n</text:span><text:span text:style-name="T6">c</text:span><text:span text:style-name="T6">i</text:span><text:span text:style-name="T6">d</text:span><text:span text:style-name="T6">e</text:span><text:span text:style-name="T6">n</text:span><text:span text:style-name="T6">c</text:span><text:span text:style-name="T6">e</text:span></text:p>
            </draw:text-box>
          </draw:frame>
          <draw:custom-shape draw:style-name="gr13" draw:text-style-name="P8" draw:layer="layout" svg:width="0.798cm" svg:height="2.3cm" draw:transform="skewX (0.00349065850398866) translate (2.078cm 5cm)">
            <text:p/>
            <draw:enhanced-geometry svg:viewBox="0 0 21600 21600" draw:type="rectangle" draw:enhanced-path="M 0 0 L 21600 0 21600 21600 0 21600 0 0 Z N"/>
          </draw:custom-shape>
          <draw:frame draw:style-name="gr9" draw:text-style-name="P9" draw:layer="layout" svg:width="1.018cm" svg:height="0.839cm" svg:x="1.96cm" svg:y="5.3cm">
            <draw:text-box>
              <text:p><text:span text:style-name="T7">2</text:span><text:span text:style-name="T7">0</text:span></text:p>
            </draw:text-box>
          </draw:frame>
          <draw:frame draw:style-name="gr9" draw:text-style-name="P9" draw:layer="layout" svg:width="1.018cm" svg:height="0.839cm" svg:x="2.2cm" svg:y="6.161cm">
            <draw:text-box>
              <text:p><text:span text:style-name="T7">0</text:span></text:p>
            </draw:text-box>
          </draw:frame>
          <draw:custom-shape draw:style-name="gr14" draw:text-style-name="P8" draw:layer="layout" svg:width="5.3cm" svg:height="0.7cm" draw:transform="skewX (0.00279252680319093) translate (3.002cm 6.6cm)">
            <text:p/>
            <draw:enhanced-geometry svg:viewBox="0 0 21600 21600" draw:type="rectangle" draw:enhanced-path="M 0 0 L 21600 0 21600 21600 0 21600 0 0 Z N"/>
          </draw:custom-shape>
          <draw:frame draw:style-name="gr9" draw:text-style-name="P9" draw:layer="layout" svg:width="1.018cm" svg:height="0.839cm" svg:x="3.75cm" svg:y="6.56cm">
            <draw:text-box>
              <text:p><text:span text:style-name="T7">1</text:span></text:p>
            </draw:text-box>
          </draw:frame>
          <draw:frame draw:style-name="gr15" draw:text-style-name="P10" draw:layer="layout" svg:width="3.957cm" svg:height="1.505cm" svg:x="3.6cm" svg:y="7.295cm">
            <draw:text-box>
              <text:p><text:span text:style-name="T6">Time (weeks)</text:span></text:p>
            </draw:text-box>
          </draw:frame>
        </draw:g>
        <draw:frame draw:style-name="gr16" draw:text-style-name="P4" draw:layer="layout" svg:width="4.571cm" svg:height="1.725cm" svg:x="3.1cm" svg:y="3.5cm">
          <draw:image xlink:href="Pictures/10006736000039E100001C874C98F3520277A45F.svg" xlink:type="simple" xlink:show="embed" xlink:actuate="onLoad" loext:mime-type="image/svg+xml">
            <text:p/>
          </draw:image>
          <draw:image xlink:href="Pictures/100002010000023000000114A2F0AE1FEE38E505.png" xlink:type="simple" xlink:show="embed" xlink:actuate="onLoad" loext:mime-type="image/png"/>
        </draw:frame>
        <draw:custom-shape draw:style-name="gr17" draw:text-style-name="P8" draw:layer="layout" svg:width="3.1cm" svg:height="0.6cm" svg:x="4.2cm" svg:y="3.8cm">
          <text:p/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3.347cm" svg:height="0.839cm" svg:x="4.03cm" svg:y="3.74cm">
          <draw:text-box>
            <text:p><text:span text:style-name="T8">W</text:span><text:span text:style-name="T8">e</text:span><text:span text:style-name="T8">e</text:span><text:span text:style-name="T8">k</text:span><text:span text:style-name="T8"> </text:span><text:span text:style-name="T8">1</text:span><text:span text:style-name="T8"> </text:span><text:span text:style-name="T8">d</text:span><text:span text:style-name="T8">a</text:span><text:span text:style-name="T8">t</text:span><text:span text:style-name="T8">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akar2" svg:font-family="aakar" style:font-family-generic="roman" style:font-pitch="variable"/>
    <style:font-face style:name="aakar" svg:font-family="aakar" style:font-adornments="Regular" style:font-family-generic="roman" style:font-pitch="variable"/>
    <style:font-face style:name="DejaVu Sans4" svg:font-family="'DejaVu Sans'" style:font-adornments="Book" style:font-family-generic="swiss" style:font-pitch="variable"/>
    <style:font-face style:name="DejaVu Sans" svg:font-family="'DejaVu Sans'" style:font-adornments="Regular" style:font-family-generic="swiss" style:font-pitch="variable"/>
    <style:font-face style:name="DejaVu Sans1" svg:font-family="'DejaVu Sans'" style:font-family-generic="system" style:font-pitch="variable"/>
    <style:font-face style:name="DejaVu Sans3" svg:font-family="'DejaVu Sans'" style:font-adornments="Book" style:font-family-generic="system" style:font-pitch="variable"/>
    <style:font-face style:name="DejaVu Sans2" svg:font-family="'DejaVu Sans'" style:font-adornments="Regula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aakar1" fo:font-family="aakar" style:font-style-name="Regular" style:font-pitch="variable" fo:font-size="18pt" fo:text-shadow="none" style:text-underline-style="none" fo:font-weight="normal" style:letter-kerning="true" style:font-name-asian="DejaVu Sans" style:font-family-asian="'DejaVu Sans'" style:font-style-name-asian="Regular" style:font-family-generic-asian="swiss" style:font-pitch-asian="variable" style:font-name-complex="DejaVu Sans4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3.6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6T10:39:48.376325468</meta:creation-date>
    <dc:date>2024-06-19T11:40:51.302837035</dc:date>
    <meta:editing-duration>PT18H12S</meta:editing-duration>
    <meta:editing-cycles>67</meta:editing-cycles>
    <meta:generator>LibreOffice/6.4.7.2$Linux_X86_64 LibreOffice_project/40$Build-2</meta:generator>
    <meta:document-statistic meta:object-count="31"/>
  </office:meta>
</office:document-meta>
</file>